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weight="normal" officeooo:rsid="001e6efa" officeooo:paragraph-rsid="001e6efa" style:font-weight-asian="normal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officeooo:paragraph-rsid="002029bf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1e6efa" officeooo:paragraph-rsid="002029bf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1f2ffe" officeooo:paragraph-rsid="001f2ffe" style:font-name-asian="Noto Sans Mono CJK SC" style:font-size-asian="12pt" style:font-weight-asian="normal" style:font-name-complex="Liberation Mono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0pt" fo:font-weight="normal" officeooo:rsid="001f2ffe" officeooo:paragraph-rsid="001f2ffe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weight="normal" officeooo:rsid="001e6efa" officeooo:paragraph-rsid="001e6efa" style:font-weight-asian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weight="bold" officeooo:rsid="001e6efa" officeooo:paragraph-rsid="001e6efa" style:font-weight-asian="bold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variant="normal" fo:text-transform="none" fo:color="#e83e8c" loext:opacity="100%" style:font-name="SFMono-Regular" fo:font-size="10.5pt" fo:letter-spacing="normal" fo:font-style="normal" fo:font-weight="normal" officeooo:rsid="001e6efa" officeooo:paragraph-rsid="001e6efa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e6efa" officeooo:paragraph-rsid="001e6ef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e6efa" officeooo:paragraph-rsid="001e6ef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e6efa" officeooo:paragraph-rsid="0026ad1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138b7" officeooo:paragraph-rsid="002138b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4aec4" officeooo:paragraph-rsid="0024aec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6ad17" officeooo:paragraph-rsid="0026ad1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e6efa" officeooo:paragraph-rsid="0026ad1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138b7" officeooo:paragraph-rsid="002138b7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2138b7" officeooo:paragraph-rsid="002138b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2de15" officeooo:paragraph-rsid="0022466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4aec4" officeooo:paragraph-rsid="0024aec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6ad17" officeooo:paragraph-rsid="002138b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6ad17" officeooo:paragraph-rsid="0026ad17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138b7" officeooo:paragraph-rsid="002138b7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6efa" officeooo:paragraph-rsid="001e6efa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029bf" officeooo:paragraph-rsid="002029b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weight="normal" officeooo:rsid="001e6efa" officeooo:paragraph-rsid="001e6efa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1e6efa" officeooo:paragraph-rsid="001e6efa" style:font-weight-asian="normal" style:font-weight-complex="normal"/>
    </style:style>
    <style:style style:name="P27" style:family="paragraph" style:parent-style-name="Preformatted_20_Text" style:list-style-name="L4">
      <style:paragraph-properties fo:text-align="start" style:justify-single-word="false"/>
      <style:text-properties style:font-name="Liberation Serif" fo:font-size="11pt" fo:font-weight="bold" officeooo:rsid="001e6efa" officeooo:paragraph-rsid="001e6efa" style:font-size-asian="11pt" style:font-weight-asian="bold" style:font-size-complex="11pt" style:font-weight-complex="bold"/>
    </style:style>
    <style:style style:name="P28" style:family="paragraph" style:parent-style-name="Preformatted_20_Text" style:list-style-name="L4">
      <style:paragraph-properties fo:text-align="start" style:justify-single-word="false"/>
      <style:text-properties style:font-name="Liberation Serif" fo:font-size="11pt" fo:font-weight="bold" officeooo:rsid="001e6efa" officeooo:paragraph-rsid="002029bf" style:font-size-asian="11pt" style:font-weight-asian="bold" style:font-size-complex="11pt" style:font-weight-complex="bold"/>
    </style:style>
    <style:style style:name="P29" style:family="paragraph" style:parent-style-name="Preformatted_20_Text" style:list-style-name="L5">
      <style:paragraph-properties fo:text-align="start" style:justify-single-word="false"/>
      <style:text-properties style:font-name="Liberation Serif" fo:font-size="11pt" fo:font-weight="bold" officeooo:rsid="001e6efa" officeooo:paragraph-rsid="002029bf" style:font-size-asian="11pt" style:font-weight-asian="bold" style:font-size-complex="11pt" style:font-weight-complex="bold"/>
    </style:style>
    <style:style style:name="P30" style:family="paragraph" style:parent-style-name="Preformatted_20_Text" style:list-style-name="L5">
      <style:paragraph-properties fo:text-align="start" style:justify-single-word="false"/>
      <style:text-properties style:font-name="Liberation Serif" fo:font-size="11pt" fo:font-weight="bold" officeooo:rsid="001e6efa" officeooo:paragraph-rsid="001e6efa" style:font-size-asian="11pt" style:font-weight-asian="bold" style:font-size-complex="11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1pt" fo:font-weight="bold" officeooo:rsid="001e6efa" officeooo:paragraph-rsid="0026ad17" style:font-size-asian="11pt" style:font-weight-asian="bold" style:font-size-complex="11pt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1pt" fo:font-weight="bold" officeooo:rsid="001e6efa" officeooo:paragraph-rsid="0026ad17" style:font-size-asian="11pt" style:font-weight-asian="bold" style:font-size-complex="11pt" style:font-weight-complex="bold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1pt" fo:font-weight="normal" officeooo:rsid="001e6efa" officeooo:paragraph-rsid="0026ad17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e6efa" officeooo:paragraph-rsid="0022466e" style:font-weight-asian="normal" style:font-weight-complex="normal"/>
    </style:style>
    <style:style style:name="T1" style:family="text">
      <style:text-properties officeooo:rsid="001f2f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2ffe" style:font-weight-asian="bold" style:font-weight-complex="bold"/>
    </style:style>
    <style:style style:name="T4" style:family="text">
      <style:text-properties officeooo:rsid="002029b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2ffe" style:font-weight-asian="normal" style:font-weight-complex="normal"/>
    </style:style>
    <style:style style:name="T7" style:family="text">
      <style:text-properties fo:font-weight="normal" officeooo:rsid="002029bf" style:font-weight-asian="normal" style:font-weight-complex="normal"/>
    </style:style>
    <style:style style:name="T8" style:family="text">
      <style:text-properties fo:font-weight="normal" officeooo:rsid="001e6efa" style:font-weight-asian="normal" style:font-weight-complex="normal"/>
    </style:style>
    <style:style style:name="T9" style:family="text">
      <style:text-properties fo:font-weight="normal" officeooo:rsid="0022de15" style:font-weight-asian="normal" style:font-weight-complex="normal"/>
    </style:style>
    <style:style style:name="T10" style:family="text">
      <style:text-properties fo:font-weight="normal" officeooo:rsid="0024aec4" style:font-weight-asian="normal" style:font-weight-complex="normal"/>
    </style:style>
    <style:style style:name="T11" style:family="text">
      <style:text-properties fo:font-weight="normal" officeooo:rsid="0026ad17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32ece0"/>
    </style:style>
    <style:style style:name="T14" style:family="text">
      <style:text-properties officeooo:rsid="0022466e"/>
    </style:style>
    <style:style style:name="T15" style:family="text">
      <style:text-properties officeooo:rsid="0022de15"/>
    </style:style>
    <style:style style:name="T16" style:family="text">
      <style:text-properties officeooo:rsid="0026ad17"/>
    </style:style>
    <style:style style:name="T17" style:family="text">
      <style:text-properties officeooo:rsid="00284c29"/>
    </style:style>
    <style:style style:name="T18" style:family="text">
      <style:text-properties officeooo:rsid="0029d0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<text:span text:style-name="T12">LOCO </text:span><text:span text:style-name="T13">3</text:span><text:span text:style-name="T12">: </text:span><text:span text:style-name="T13">INTRODUÇÃO À HTML E CSS</text:span></text:p>
      <text:p text:style-name="P23">Primeiro Dia</text:p>
      <text:p text:style-name="P9"/>
      <text:p text:style-name="P34"><text:span text:style-name="T9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0:48:21.942289461</meta:creation-date>
    <dc:date>2021-11-19T14:16:18.933807374</dc:date>
    <meta:editing-duration>PT1H39M24S</meta:editing-duration>
    <meta:editing-cycles>8</meta:editing-cycles>
    <meta:generator>LibreOffice/7.1.7.2$Linux_X86_64 LibreOffice_project/10$Build-2</meta:generator>
    <meta:document-statistic meta:table-count="0" meta:image-count="0" meta:object-count="0" meta:page-count="1" meta:paragraph-count="2" meta:word-count="9" meta:character-count="44" meta:non-whitespace-character-count="37"/>
  </office:meta>
</office:document-meta>
</file>